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91cm" svg:height="8.591cm" svg:x="0.209cm" svg:y="0.8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5T17:35:16.206778304</dc:date>
    <meta:editing-duration>PT5M19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92cm" svg:height="8.592cm" xlink:href="." xlink:type="simple" chart:class="chart:scatter" chart:style-name="ch1">
        <chart:plot-area chart:style-name="ch2" chart:data-source-has-labels="both" svg:x="0.307cm" svg:y="0.171cm" svg:width="14.778cm" svg:height="8.25cm">
          <chartooo:coordinate-region svg:x="0.849cm" svg:y="0.37cm" svg:width="14.142cm" svg:height="7.85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250666467128606">
                <text:p>0.2506664671286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736249105369354">
                <text:p>0.7362491053693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963507348203433">
                <text:p>0.963507348203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22464679914735E-015">
                <text:p>1.22464679914735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73624910536936">
                <text:p>-0.736249105369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497379774329708">
                <text:p>-0.4973797743297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46957615897682E-015">
                <text:p>-1.4695761589768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